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style>
    <style:style style:name="P103" style:family="paragraph" style:parent-style-name="Text_20_body">
      <style:paragraph-properties fo:margin-left="0in" fo:margin-right="0in" fo:text-align="justify" style:justify-single-word="false" fo:text-indent="0.1965in" style:auto-text-indent="false"/>
      <style:text-properties officeooo:paragraph-rsid="000e0d55"/>
    </style:style>
    <style:style style:name="P10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0e0d55"/>
    </style:style>
    <style:style style:name="P10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1a1af"/>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0d55"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0e23b8"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23b8" officeooo:paragraph-rsid="000ff72c"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a1af" officeooo:paragraph-rsid="0011a1af" style:font-style-asian="normal" style:font-style-complex="normal"/>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11a1af" officeooo:paragraph-rsid="0011a1af" style:font-style-asian="normal" style:font-style-complex="normal"/>
    </style:style>
    <style:style style:name="P1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11a1af" style:font-style-asian="normal" style:font-style-complex="normal"/>
    </style:style>
    <style:style style:name="P1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officeooo:paragraph-rsid="000e0d55"/>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Heading_20_1">
      <loext:graphic-properties draw:fill="solid" draw:fill-color="#eeeeee" draw:opacity="100%"/>
      <style:paragraph-properties fo:background-color="#eeeeee"/>
    </style:style>
    <style:style style:name="P122" style:family="paragraph" style:parent-style-name="Heading_20_1">
      <style:paragraph-properties fo:margin-left="0in" fo:margin-right="0in" fo:text-align="center" style:justify-single-word="false" fo:text-indent="0.1965in" style:auto-text-indent="fals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0c7c01"/>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en" fo:country="US" fo:font-style="normal" style:font-style-asian="normal" style:font-style-complex="normal"/>
    </style:style>
    <style:style style:name="T25" style:family="text">
      <style:text-properties style:use-window-font-color="true" fo:language="en" fo:country="US" fo:font-style="normal" officeooo:rsid="000e0d55" style:font-style-asian="normal" style:font-style-complex="normal"/>
    </style:style>
    <style:style style:name="T26" style:family="text">
      <style:text-properties style:use-window-font-color="true" fo:language="en" fo:country="US" fo:font-style="normal" officeooo:rsid="000ff72c" style:font-style-asian="normal" style:font-style-complex="normal"/>
    </style:style>
    <style:style style:name="T27" style:family="text">
      <style:text-properties fo:background-color="transparent" loext:char-shading-value="0"/>
    </style:style>
    <style:style style:name="T28" style:family="text">
      <style:text-properties style:text-position="super 58%"/>
    </style:style>
    <style:style style:name="T29" style:family="text">
      <style:text-properties fo:color="#c5000b"/>
    </style:style>
    <style:style style:name="T30" style:family="text">
      <style:text-properties fo:language="fr" fo:country="FR"/>
    </style:style>
    <style:style style:name="T31" style:family="text">
      <style:text-properties fo:color="#0000ff"/>
    </style:style>
    <style:style style:name="T32" style:family="text">
      <style:text-properties fo:color="#3333ff"/>
    </style:style>
    <style:style style:name="T33" style:family="text">
      <style:text-properties fo:font-style="normal" style:font-style-asian="normal" style:font-style-complex="normal"/>
    </style:style>
    <style:style style:name="T34" style:family="text">
      <style:text-properties officeooo:rsid="000e0d55"/>
    </style:style>
    <style:style style:name="T35" style:family="text">
      <style:text-properties officeooo:rsid="000ff72c"/>
    </style:style>
    <style:style style:name="T36" style:family="text">
      <style:text-properties officeooo:rsid="0011a1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864609098745392010"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6752323055364769730"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text:soft-page-break/>«Основы Заклятий» - обмен</text:p>
        </text:list-item>
        <text:list-item>
          <text:p text:style-name="P9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250833302105611484"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7" text:outline-level="2">1. Терра</text:h>
      <text:p text:style-name="P23">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8"><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4">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7">ворил </text:span><text:span text:style-name="T2">—</text:span><text:span text:style-name="T2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7">А у нас получается... </text:span><text:span text:style-name="T2">–</text:span><text:span text:style-name="T2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7">, </text:span><text:span text:style-name="T2">а от снотворного таких глюков у меня ни разу не было</text:span><text:span text:style-name="T2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0">Jack of Hearts</text:span><text:span text:style-name="T30"><text:note text:id="ftn7" text:note-class="footnote"><text:note-citation>7</text:note-citation><text:note-body><text:p text:style-name="Footnote"><text:bookmark text:name="result_box1"/><text:span text:style-name="T30">Jack of Hearts</text:span> <text:span text:style-name="T1">– Червовый валет (фр.)</text:span></text:p></text:note-body></text:note></text:span><text:span text:style-name="T3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5872425788283880365"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повышенного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1">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3">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8"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1">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7"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3">– Ты <text:span text:style-name="T13">меня</text:span> совсем не слушал, Макс. – мягко пожурила <text:span text:style-name="T13">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text:span text:style-name="T13">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7">старший. </text:span><text:span text:style-name="T2">–</text:span><text:span text:style-name="T2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106">– А что стало с жеребятами? – спросил я. – <text:span text:style-name="T34">Они перестали бояться экзаменов?</text:span></text:p>
      <text:p text:style-name="P1"><text:span text:style-name="T2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span></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5">40-</text:span><text:span text:style-name="T8">6</text:span></text:h>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5">— оставить тебе напутствие.</text:span></text:p>
      <text:p text:style-name="P4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3"> </text:span><text:span text:style-name="T24">— вся </text:span><text:soft-page-break/><text:span text:style-name="T24">архитектура явно </text:span><text:span text:style-name="T23">была </text:span><text:span text:style-name="T24">заточена под крылатых. Таких, для которых приземлиться на балкон в тронном зале или уйти через портик на крыше</text:span><text:span text:style-name="T33"> </text:span><text:span text:style-name="T24">— обычное дело. </text:span><text:span text:style-name="T33">Хорошо, что ежедневные посещения каретной мастерской подняли мой тонус, изрядно посаженный сидячим образом жизни.</text:span></text:p>
      <text:p text:style-name="P1"><text:span text:style-name="T3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03">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4">—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5">Рядом — нечто, похожее на кухонный шкафчик с краном и </text:span><text:span text:style-name="T26">фонтанчиком</text:span><text:span text:style-name="T25">. </text:span><text:span text:style-name="T23">Каменный пол комнаты был покрыт розовым ковром с высоченным ворсом.</text:span><text:span text:style-name="T24"> </text:span><text:span text:style-name="T23">Его центр занимал </text:span><text:span text:style-name="T24">кругл</text:span><text:span text:style-name="T23">ый</text:span><text:span text:style-name="T24"> матрас </text:span><text:span text:style-name="T23">с</text:span><text:span text:style-name="T24"> велик</text:span><text:span text:style-name="T23">им</text:span><text:span text:style-name="T24"> множество</text:span><text:span text:style-name="T23">м</text:span><text:span text:style-name="T2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1"><text:span text:style-name="T24">– Рада тебя видеть, Макс. – знакомый силуэт на балконе повернулся в мою сторону. Гардины раздвинулись и Селестия вошла в комнату.</text:span></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107">Селестия <text:span text:style-name="T35">подошла к фонтанчику и начала набирать воду в </text:span>пузатый серебряный чайник.</text:p>
      <text:p text:style-name="P108">– <text:span text:style-name="T35">Нет, что ты. Во все времена некоторым пони нравилось играть <text:s/>в конспирацию и борьбу за идеалы </text:span><text:soft-page-break/><text:span text:style-name="T35">высшей справедливости. От которой они бы первые сбежали, наступи она на самом деле.</text:span></text:p>
      <text:p text:style-name="P109">Селестия поставила чайник на кованную рештку в камине, подошла к кухонной полке и задумалась.</text:p>
      <text:p text:style-name="P105"><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10"><text:span text:style-name="T1">–</text:span> Спасибо, Селестия. Пожалуй, буду “кантерлотский королевский”.</text:p>
      <text:p text:style-name="P110"><text:span text:style-name="T1">Аликорница сморщила нос и недовольно скосила на меня глаз.</text:span></text:p>
      <text:p text:style-name="P110"><text:span text:style-name="T1">–</text:span> Мы же договорились! Тия! Не хочу слышать официоз у себя дома.</text:p>
      <text:p text:style-name="P111"><text:span text:style-name="T36">Она</text:span> открыла шкафчик и, потянув зубами за золотой шнурок, вытащила чёрный с золотом пакетик.</text:p>
      <text:p text:style-name="P111"/>
      <text:p text:style-name="P111"/>
      <text:p text:style-name="P41">&lt;Глаза лучатся энергией, чуть лёгкая улыбка,&gt;</text:p>
      <text:p text:style-name="P41"/>
      <text:p text:style-name="P10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04"><text:span text:style-name="T1">–</text:span> Селестия разожгла горелку, опустила два пакетика в чайник и достала из шкафчика две розовые чашки в золотой горошек.</text:p>
      <text:p text:style-name="P104"><text:span text:style-name="T1">–</text:span> Тебе помочь? <text:span text:style-name="T1">–</text:span> я привстал с подушек.</text:p>
      <text:p text:style-name="P104"><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0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04"/>
      <text:p text:style-name="P112"><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104"/>
      <text:p text:style-name="P104"/>
      <text:p text:style-name="P104"><text:span text:style-name="T5">–</text:span> Но это было только начало.</text:p>
      <text:p text:style-name="P104">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04"><text:span text:style-name="T5">–</text:span> Ты вылила заварку? Зачем? - удивился я.</text:p>
      <text:p text:style-name="P104"><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04"><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04"><text:span text:style-name="T5">–</text:span> Ты могла бы нести меня телекинезом. Я, после того, как узнал о ваших способностях, удивлялся, почему ты этого не сделала?</text:p>
      <text:p text:style-name="P104"><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112"><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104">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04"><text:span text:style-name="T5">–</text:span> А что же было дальше? Ты сказала, что случай с жеребятами был только началом?</text:p>
      <text:p text:style-name="P104"><text:span text:style-name="T5">–</text:span> А дальше всё было хуже, намного хуже...</text:p>
      <text:p text:style-name="P104"/>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4">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3">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text:soft-page-break/>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3">(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3">– <text:s/>Мне очень жаль...</text:span>&gt;</text:p>
      <text:p text:style-name="P44"/>
      <text:p text:style-name="P44"/>
      <text:p text:style-name="P4">***</text:p>
      <text:p text:style-name="P14"/>
      <text:p text:style-name="P2"><text:span text:style-name="T5">&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0" text:outline-level="2">Рассказ Селестии <text:span text:style-name="T13">(“1001 ночь”)</text:span></text:h>
      <text:p text:style-name="P7"/>
      <text:p text:style-name="P14"/>
      <text:p text:style-name="P2"/>
      <text:h text:style-name="P120" text:outline-level="2">ЛСД-чаепитие</text:h>
      <text:p text:style-name="P2"/>
      <text:p text:style-name="P2"/>
      <text:h text:style-name="P120"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oft-page-break/><text:span text:style-name="T5">–</text:span> Луна, мой дорогой. Для тебя <text:span text:style-name="T5">—</text:span> Луна…</text:p>
      <text:p text:style-name="P2">...</text:p>
      <text:p text:style-name="P2"/>
      <text:h text:style-name="P120"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text:soft-page-break/>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3">34 - утерянная глава </text:span><text:span text:style-name="T5">&gt;</text:span></text:p>
      <text:p text:style-name="P2"><text:span text:style-name="T5">&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0"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oft-page-break/><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0" text:outline-level="2">Первый сеанс двойного сна. Рэрити</text:h>
      <text:p text:style-name="P2"/>
      <text:p text:style-name="P2"><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0" text:outline-level="2">Сон Макса</text:h>
      <text:p text:style-name="P73"/>
      <text:p text:style-name="P2"><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oft-page-break/><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5">&gt;</text:span></text:p>
      <text:p text:style-name="P2"/>
      <text:h text:style-name="P12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oft-page-break/><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3">В Кантерлоте Макс присутствует на церемонии прощания с Кимеринном</text:span><text:span text:style-name="T5">&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oft-page-break/><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text:soft-page-break/>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oft-page-break/><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0"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3">согласовать с тем, что говорил Анакорн о Р/Д</text:span><text:span text:style-name="T5">&gt;</text:span>). </text:p>
      <text:p text:style-name="P2">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3">Кто следующий готов рассказывать?</text:span></text:p>
      <text:p text:style-name="P28"><text:soft-page-break/>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5">&gt;</text:span></text:p>
      <text:p text:style-name="P2"/>
      <text:p text:style-name="P2"><text:span text:style-name="T5">&lt;</text:span><text:span text:style-name="T13">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0"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2"/>
      <text:h text:style-name="P12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2"/>
      <text:p text:style-name="P2"><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2"/>
      <text:h text:style-name="P12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0"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5">&gt;</text:span></text:p>
      <text:p text:style-name="P2"/>
      <text:h text:style-name="P1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4">Дуглас </text:span><text:span text:style-name="T15">—</text:span><text:span text:style-name="T14">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3">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2">И опять, как <text:span text:style-name="T5">&lt;</text:span><text:span text:style-name="T1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3">узнаёт в Нексусе Селестию.</text:span><text:span text:style-name="T5">&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text:soft-page-break/>След?</text:h>
      <text:p text:style-name="P73"/>
      <text:p text:style-name="P2"><text:span text:style-name="T5">&lt;</text:span><text:span text:style-name="T13">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3">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1548072189247304400"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oft-page-break/><text:span text:style-name="T5">– </text:span>А если нет? – Эпплджек смотрела мне мне прямо в глаза.</text:p>
      <text:list xml:id="list192930324862315" text:continue-numbering="true" text:style-name="L5">
        <text:list-header>
          <text:p text:style-name="P113">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931844452623" text:continue-numbering="true" text:style-name="L5">
        <text:list-header>
          <text:p text:style-name="P113">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932171545080"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9"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text:soft-page-break/>–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9"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7498276948318124632"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0"><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5">– </text:span>Макс, тут окно разбито! И верёвка какая-то висит. – крикнула Флаттершай из кухни.</text:p>
      <text:p text:style-name="P90"><text:span text:style-name="T5">–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5">–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5">– </text:span>Оп-па! – пробормотала Эпплджек. – Нежданчик!</text:p>
      <text:p text:style-name="P90"><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5">– </text:span>С кем это вы тут разговариваете?</text:p>
      <text:list xml:id="list6826040588630223714" text:style-name="L7">
        <text:list-header>
          <text:p text:style-name="P123">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20"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text:soft-page-break/>–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text:soft-page-break/></text:p>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4">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5">– И что? – продолжила его мысль Эпплджек.</text:p>
      <text:p text:style-name="P85">–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text:soft-page-break/>–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1"/>
      <text:h text:style-name="P120"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5">&lt;</text:span><text:span text:style-name="T13">полгода</text:span><text:span text:style-name="T5">&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text:soft-page-break/>&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text:soft-page-break/>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oft-page-break/><text:span text:style-name="T11">–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5">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2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5">–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5">–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text:soft-page-break/></text:p>
      <text:p text:style-name="P63">– Привет, Макс. – образ Селестии снова реял передо мной, как <text:span text:style-name="T5">&lt;</text:span><text:span text:style-name="T13">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3">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5788287784332948386" text:style-name="L8">
        <text:list-header>
          <text:p text:style-name="P115">(<text:span text:style-name="T19">Луна — как повелительница снов, слышала разговор Макса с Анакорном</text:span>)</text:p>
          <text:p text:style-name="P116"/>
        </text:list-header>
      </text:list>
      <text:p text:style-name="P82"><text:soft-page-break/>***</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2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9T19:29:29.746632724</dc:date>
    <meta:editing-duration>P53DT10H8M34S</meta:editing-duration>
    <meta:editing-cycles>2273</meta:editing-cycles>
    <meta:generator>LibreOffice/5.0.2.2$Linux_X86_64 LibreOffice_project/00m0$Build-2</meta:generator>
    <meta:document-statistic meta:table-count="0" meta:image-count="0" meta:object-count="0" meta:page-count="125" meta:paragraph-count="2587" meta:word-count="57622" meta:character-count="382808" meta:non-whitespace-character-count="324968"/>
  </office:meta>
</office:document-meta>
</file>